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Standard">
      <style:text-properties fo:language="en" fo:country="US"/>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WW8Num1"/>
    <style:style style:name="P7" style:family="paragraph" style:parent-style-name="Text_20_body" style:list-style-name="WW8Num1"/>
    <style:style style:name="P8" style:family="paragraph" style:parent-style-name="Text_20_body" style:list-style-name="WW8Num1"/>
    <style:style style:name="P9" style:family="paragraph" style:parent-style-name="Text_20_body" style:list-style-name="WW8Num2"/>
    <style:style style:name="P10" style:family="paragraph" style:parent-style-name="Text_20_body" style:list-style-name="WW8Num2"/>
    <style:style style:name="P11" style:family="paragraph" style:parent-style-name="Text_20_body" style:list-style-name="WW8Num2"/>
    <style:style style:name="P12" style:family="paragraph" style:parent-style-name="Text_20_body" style:list-style-name="WW8Num2"/>
    <style:style style:name="P13" style:family="paragraph" style:parent-style-name="Text_20_body" style:list-style-name="WW8Num2"/>
    <style:style style:name="P14" style:family="paragraph" style:parent-style-name="Text_20_body" style:list-style-name="WW8Num2"/>
    <style:style style:name="P15" style:family="paragraph" style:parent-style-name="Text_20_body" style:list-style-name="WW8Num2"/>
    <style:style style:name="P16" style:family="paragraph" style:parent-style-name="Text_20_body" style:list-style-name="WW8Num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Contents_20_1">
      <style:paragraph-properties>
        <style:tab-stops>
          <style:tab-stop style:position="17.501cm" style:type="right" style:leader-style="dotted" style:leader-text="."/>
        </style:tab-stops>
      </style:paragraph-properties>
    </style:style>
    <style:style style:name="P34" style:family="paragraph" style:parent-style-name="Contents_20_2">
      <style:paragraph-properties>
        <style:tab-stops>
          <style:tab-stop style:position="17.078cm" style:type="right" style:leader-style="dotted" style:leader-text="."/>
        </style:tab-stops>
      </style:paragraph-properties>
    </style:style>
    <style:style style:name="P35" style:family="paragraph" style:parent-style-name="Contents_20_3">
      <style:paragraph-properties>
        <style:tab-stops>
          <style:tab-stop style:position="16.655cm" style:type="right" style:leader-style="dotted" style:leader-text="."/>
        </style:tab-stops>
      </style:paragraph-properties>
    </style:style>
    <style:style style:name="P36" style:family="paragraph" style:parent-style-name="Bibliography_20_1">
      <style:paragraph-properties>
        <style:tab-stops/>
      </style:paragraph-properties>
    </style:style>
    <style:style style:name="P37" style:family="paragraph" style:parent-style-name="Text_20_body" style:master-page-name="Standard"/>
    <style:style style:name="T1" style:family="text">
      <style:text-properties fo:language="en" fo:country="US"/>
    </style:style>
    <style:style style:name="T2" style:family="text">
      <style:text-properties fo:font-style="italic" style:font-style-asian="italic"/>
    </style:style>
    <style:style style:name="T3" style:family="text">
      <style:text-properties fo:language="en" fo:country="GB"/>
    </style:style>
    <style:style style:name="T4" style:family="text">
      <style:text-properties fo:language="ru" fo:country="RU"/>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2"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Оглавление</text:p>
          </text:index-title>
          <text:p text:style-name="P33">1. Введение<text:tab/>3</text:p>
          <text:p text:style-name="P34">1.1. Доменно-специфичные языки<text:tab/>3</text:p>
          <text:p text:style-name="P35">1.1.1. Модельно-ориентированный подход<text:tab/>3</text:p>
          <text:p text:style-name="P34">1.2. Разнообразие синтаксических систем<text:tab/>3</text:p>
          <text:p text:style-name="P34">1.3. Использование текстового синтаксиса<text:tab/>3</text:p>
          <text:p text:style-name="P34">1.4. Принцип работы транслятора, абстрактное синтаксическое дерево<text:tab/>3</text:p>
          <text:p text:style-name="P34">1.5. Средства автоматизации построения текстового синтаксиса<text:tab/>3</text:p>
          <text:p text:style-name="P35">1.5.1. xText [2]<text:tab/>3</text:p>
          <text:p text:style-name="P34">1.6. Постановка задачи<text:tab/>3</text:p>
          <text:p text:style-name="P34">1.7. Разработка, ориентированная на модели, MDA<text:tab/>3</text:p>
          <text:p text:style-name="P34">1.8. Система метамоделирования EMF<text:tab/>3</text:p>
          <text:p text:style-name="P33">2. Автоматизация семантического анализа<text:tab/>4</text:p>
          <text:p text:style-name="P34">2.1. Структура AST<text:tab/>4</text:p>
          <text:p text:style-name="P35">2.1.1. Тестовые ссылки<text:tab/>5</text:p>
          <text:p text:style-name="P35">2.1.2. Наследование в метамодели AST<text:tab/>5</text:p>
          <text:p text:style-name="P34">2.2. Архитектура семантического анализатора<text:tab/>5</text:p>
          <text:p text:style-name="P35">2.2.1. Непосредственное отображение<text:tab/>5</text:p>
          <text:p text:style-name="P35">2.2.2. Разрешение ссылок<text:tab/>6</text:p>
          <text:p text:style-name="P35">2.2.3. Хранилище созданных объектов<text:tab/>6</text:p>
          <text:p text:style-name="P34">2.3. Ссылки вперед<text:tab/>6</text:p>
          <text:p text:style-name="P35">2.3.1. Отложенное разрешение ссылок<text:tab/>7</text:p>
          <text:p text:style-name="P34">2.4. Области видимости<text:tab/>7</text:p>
          <text:p text:style-name="P34">2.5. Зависимости между ссылками<text:tab/>8</text:p>
          <text:p text:style-name="P33">3. Моделирование семантического анализатора<text:tab/>9</text:p>
          <text:p text:style-name="P34">3.1. Модель отображения между AST и целевой метамоделью<text:tab/>9</text:p>
          <text:p text:style-name="P34">3.2. Язык трансформации метамоделей<text:tab/>9</text:p>
          <text:p text:style-name="P35">3.2.1. Преобразование существующих классов<text:tab/>10</text:p>
          <text:p text:style-name="P35">3.2.2. Исключение класса из рассмотрения<text:tab/>10</text:p>
          <text:p text:style-name="P35">3.2.3. Создание чисто синтаксических классов<text:tab/>10</text:p>
          <text:p text:style-name="P35">3.2.4. Описания классов<text:tab/>10</text:p>
          <text:p text:style-name="P35">3.2.5. Изменение иерархии наследования<text:tab/>10</text:p>
          <text:p text:style-name="P35">3.2.6. Трансляция типов ссылок<text:tab/>11</text:p>
          <text:p text:style-name="P34">3.3. Модель отображения как журнал трансформации<text:tab/>11</text:p>
          <text:p text:style-name="P33">4. Генерация кода<text:tab/>12</text:p>
          <text:p text:style-name="P34">4.1. Архитектура генератора<text:tab/>12</text:p>
          <text:p text:style-name="P34">4.2. Модель семантического анализатора<text:tab/>12</text:p>
          <text:p text:style-name="P34">4.3. Построение модели анализатора по журналу трансформации<text:tab/>12</text:p>
          <text:p text:style-name="P34">4.4. Реализация семантического анализатора<text:tab/>12</text:p>
          <text:p text:style-name="P34">4.5. Дополнительная информация<text:tab/>13</text:p>
          <text:p text:style-name="P35">4.5.1. Учет зависимостей между ссылками<text:tab/>13</text:p>
          <text:p text:style-name="P35">4.5.2. Учет областей видимости<text:tab/>13</text:p>
          <text:p text:style-name="P35">4.5.3. Отложенное и немедленное разрешение ссылок<text:tab/>13</text:p>
          <text:p text:style-name="P35">4.5.4. Добавление в хранилище объектов<text:tab/>13</text:p>
          <text:p text:style-name="P33">5. Заключение<text:tab/>14</text:p>
          <text:p text:style-name="P33">6. Литература<text:tab/>15</text:p>
          <text:p text:style-name="P33">7. Приложение. Использованные метамодели<text:tab/>16</text:p>
          <text:p text:style-name="P34">7.1. Метамодель соответствия<text:tab/>16</text:p>
          <text:p text:style-name="P34">7.2. Целевая метамодель языка ASTrans<text:tab/>16</text:p>
          <text:p text:style-name="P34">7.3. Метамодель семантического анализатора<text:tab/>16</text:p>
          <text:p text:style-name="P34">7.4. Метамодель дополнительного описания анализатора<text:tab/>16</text:p>
          <text:p text:style-name="P33">8. Приложение. Пример использования предложенных методов для языка ASTrans<text:tab/>17</text:p>
          <text:p text:style-name="P34">8.1. Целевая метамодель для языка ASTrans<text:tab/>17</text:p>
          <text:p text:style-name="P34">8.2. Трансформация в AST<text:tab/>17</text:p>
        </text:index-body>
      </text:table-of-content>
      <text:p text:style-name="P2"/>
      <text:h text:style-name="Heading_20_1" text:outline-level="1">Введение</text:h>
      <text:h text:style-name="Heading_20_2" text:outline-level="2">Доменно-специфичные языки</text:h>
      <text:h text:style-name="Heading_20_3" text:outline-level="3">Модельно-ориентированный подход</text:h>
      <text:h text:style-name="Heading_20_2" text:outline-level="2">Разнообразие синтаксических систем</text:h>
      <text:h text:style-name="Heading_20_2" text:outline-level="2">Использование текстового синтаксиса</text:h>
      <text:h text:style-name="Heading_20_2" text:outline-level="2">Принцип работы транслятора, абстрактное синтаксическое дерево</text:h>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h text:style-name="P1" text:outline-level="3">xText [2]</text:h>
      <text:h text:style-name="Heading_20_2" text:outline-level="2">Постановка задачи</text:h>
      <text:h text:style-name="Heading_20_2" text:outline-level="2">Разработка, ориентированная на модели, <text:span text:style-name="T1">MDA</text:span></text:h>
      <text:p text:style-name="Text_20_body">Грамматика – метамодель текста и т. д.</text:p>
      <text:h text:style-name="Heading_20_2" text:outline-level="2">Система метамоделирования <text:span text:style-name="T1">EMF</text:span></text:h>
      <text:p text:style-name="Text_20_body">-перекрестные ссылки</text:p>
      <text:h text:style-name="Heading_20_1" text:outline-level="1">Автоматизация семантического анализа</text:h>
      <text:p text:style-name="Text_20_body">---- Название раздела не соответствует его содержанию. Нет формализации, а должна быть, пожалуй.</text:p>
      <text:p text:style-name="Text_20_body"/>
      <text:p text:style-name="Text_20_body">Для решения поставленной задачи необходимо формализовать процесс семантического анализа, руководствуясь наиболее распространенными приемами проектирования, применяемыми при разработке текстового синтаксиса. В данной главе мы опишем такие приемы и способы их формализации.</text:p>
      <text:h text:style-name="Heading_20_2" text:outline-level="2">Структура <text:span text:style-name="T1">AST</text:span></text:h>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Поскольку синтаксический анализатор не располагает никакой семантической информацией, он может строить только весьма простые по структуре <text:span text:style-name="T1">AST</text:span>.</text:p>
      <text:p text:style-name="Text_20_body">В частности, в таком дереве не может быть перекрестных ссылок, поскольку такие ссылки не отражают структуру теста, и их установление является задачей семантического анализа.</text:p>
      <text:p text:style-name="Text_20_body"/>
      <text:p text:style-name="Text_20_body"><text:span text:style-name="T1">AST</text:span> не содержит никакой несинтаксической информации. Классы <text:span text:style-name="T1">AST</text:span>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вся доменная информация (или ссылки на нее) каким-то косвенным образом содержалась в <text:span text:style-name="T1">AST</text:span>. </text:p>
      <text:p text:style-name="Text_20_body">Тем не менее, на практике (особенно – в случае доменных языков) синтаксис (а, следовательно, и <text:span text:style-name="T1">AST</text:span>) достаточно близок по структуре к целевой модели. </text:p>
      <text:p text:style-name="Text_20_body"/>
      <text:p text:style-name="Text_20_body">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p text:style-name="Standard"/>
      <text:h text:style-name="Heading_20_3" text:outline-level="3">Тестовые ссылки</text:h>
      <text:p text:style-name="Text_20_body">- Перенести всю информацию по ним сюда.</text:p>
      <text:p text:style-name="Text_20_body"/>
      <text:p text:style-name="Text_20_body">- Отсутствие перекрестных ссылок</text:p>
      <text:p text:style-name="Text_20_body">- Схожесть со структурой целевой модели</text:p>
      <text:p text:style-name="Text_20_body">- Единообразие текстовых ссылок на объекты одного класса</text:p>
      <text:p text:style-name="Text_20_body">- прояснить понятие текстовой ссылки.</text:p>
      <text:p text:style-name="Text_20_body"/>
      <text:p text:style-name="Text_20_body">- близость метамоделей по структуре: классы ходят парами (соответствующие классы) и имеют изоморфную структуру</text:p>
      <text:p text:style-name="Text_20_body">- чисто синтаксические и чисто семантические классы</text:p>
      <text:p text:style-name="Text_20_body">- пример</text:p>
      <text:h text:style-name="Heading_20_3" text:outline-level="3">Наследование в метамодели <text:span text:style-name="T1">AST</text:span></text:h>
      <text:p text:style-name="Text_20_body">-- ТОЛЬКО добавлять/удалять классы без атрибутов и ссылок</text:p>
      <text:p text:style-name="Text_20_body"/>
      <text:p text:style-name="Text_20_body">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text:p>
      <text:p text:style-name="Text_20_body">Пример: <text:span text:style-name="T3">Java</text:span>-подобный язык. классы, примитивные типы, пакеты, поля. надо </text:p>
      <text:list text:style-name="WW8Num2">
        <text:list-item>
          <text:p text:style-name="P9">отличать ссылку на класс от определения класса</text:p>
        </text:list-item>
        <text:list-item>
          <text:p text:style-name="P9"><text:span text:style-name="T1">qn </text:span>является ссылкой на тип</text:p>
        </text:list-item>
        <text:list-item>
          <text:p text:style-name="P9"><text:span text:style-name="T1">basictype </text:span>является ссылкой на тип</text:p>
        </text:list-item>
        <text:list-item>
          <text:p text:style-name="P9"><text:span text:style-name="T1">qn </text:span>является ссылкой на пакет</text:p>
        </text:list-item>
        <text:list-item>
          <text:p text:style-name="P9">есть конфликт</text:p>
        </text:list-item>
        <text:list-item>
          <text:p text:style-name="P9">надо сделать <text:span text:style-name="T1">classreference</text:span>, содержащий <text:span text:style-name="T1">qn</text:span>, и наследующийся от ссылки на тип</text:p>
        </text:list-item>
        <text:list-item>
          <text:p text:style-name="P9">и сделать так, чтобы <text:span text:style-name="T1">classAS</text:span> уже не наследовался от ссылки на тип</text:p>
        </text:list-item>
        <text:list-item>
          <text:p text:style-name="P9">ПРИДУМАТЬ ПРИМЕР ПОПРОЩЕ</text:p>
        </text:list-item>
      </text:list>
      <text:h text:style-name="Heading_20_2" text:outline-level="2"><text:reference-mark text:name="2.2"/>Архитектура семантического анализатора</text:h>
      <text:p text:style-name="Text_20_body">В данном разделе приводится описание обобщенной архитектуры семантического анализатора, способного преобразовывать <text:span text:style-name="T1">AST</text:span> в экземпляр целевой метамодели. </text:p>
      <text:h text:style-name="Heading_20_3" text:outline-level="3"><text:reference-mark text:name="Непосредственное отображение"/>Непосредственное отображение</text:h>
      <text:p text:style-name="Text_20_body">Большая часть работы по преобразованию <text:span text:style-name="T1">AST</text:span> (имеющего описанную выше структуру) в целевую модель осуществляется механически – простым копированием атрибутов и агрегируемых объектов. Будем называть эту работу <text:span text:style-name="T2">непосредственным отображением</text:span> из <text:span text:style-name="T1">AST</text:span> в целевую модель.</text:p>
      <text:p text:style-name="Text_20_body">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копируются, агрегируемые объекты, классы которых имеют соответствующие, инициализируются по тому же правилу.</text:p>
      <text:p text:style-name="Text_20_body">Остаются лишь перекрестные ссылки и агрегируемые объекты, классы которых не имеют соответствующих. И то и другое является выражением одного понятия – это текстовые ссылки, требующие разрешения. Чтобы построить по ним объект целевой модели, необходимо осуществить поиск в некотором наборе объектов, используя ссылку как ключ. Это выходит за рамки непосредственного отображения и реализуется отдельным модулем, который используется при непосредственном отображении.</text:p>
      <text:p text:style-name="Text_20_body"/>
      <text:p text:style-name="Text_20_body">--- картинка про архитектуру</text:p>
      <text:p text:style-name="Text_20_body">--- пример</text:p>
      <text:h text:style-name="Heading_20_3" text:outline-level="3">Разрешение ссылок</text:h>
      <text:p text:style-name="Text_20_body">Действия по разрешению ссылок необходимы в том случае, если некоторый объект упоминается в тексте по некоторому ключу: имени, номеру, пути на диске, <text:span text:style-name="T1">URL</text:span> и т. д. 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2">пространство имен</text:span>), в котором необходимо искать по ключу.</text:p>
      <text:p text:style-name="Text_20_body">Фактически модуль, отвечающий за разрешение ссылок, представляет собой класс, имеющий методы для каждой ссылки из целевой метамодели, которую не удается инициализировать непосредственным отображением. Параметрами такого метода являются объект-ссылка и объект, владеющий результатом разрешения.</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Фактически этот модуль представляет собой класс, имеющий по одному методу на каждую пару соответствующих классов. 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Ссылки вперед</text:h>
      <text:p text:style-name="Text_20_body">Объект, на который есть ссылка, не обязательно существует в тот момент, когда эту ссылку необходимо разрешить. Например, если язык (такой как <text:span text:style-name="T1">Java</text:span>) допускает использование классов или функций, определенных ниже по тексту. Для этого придется организовать трансляцию в два прохода: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 [x]</text:p>
      <text:p text:style-name="Text_20_body">Для этой цели часто используются так называемые «заглушки» или <text:span text:style-name="T1">Proxy</text:span>-объекты [x].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такая заглушка заменяется настоящим объектом. Однако при использовании строго-типизированных моделей такой метод требует слишком больших усилий, к тому же он чреват ошибками времени выполнения, если по какой-то причине происходит обращение к содержимому заглушки.</text:p>
      <text:h text:style-name="Heading_20_3" text:outline-level="3">Отложенное разрешение ссылок</text:h>
      <text:p text:style-name="Text_20_body">Можно использовать и более безопасный и простой метод: очередь команд [x?]. Встречая ссылку, которую невозможно разрешить, анализатор создает объект-команду (<text:span text:style-name="T1">command</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заглушек: одну и ту же заглушку можно использовать несколько раз, а одну и ту же команду – нет. Тем не менее, очередь команд гораздо проще и безопасне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модуль разрешения ссылок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модулем разрешения ссылок (при непосредственном отображении он и не нужен), поскольку хранит множество (пространство имен), объектов, созданных анализатором.</text:p>
      <text:h text:style-name="Heading_20_2" text:outline-level="2">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x]. Простейший пример области видимости – это часть кода, следующая после объявления объекта [x]. Есть и более сложные случаи, например, часть кода после объявления, в пределах блока, где объект объявлен [x].</text:p>
      <text:p text:style-name="Text_20_body">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text:span text:style-name="T1">AST</text:span>.</text:p>
      <text:p text:style-name="Text_20_body">Для этой цели необходимо извещать модуль разрешения ссылок о том, в какой части дерева он работает. Самый простой способ решения этой задачи – это сообщение о входе в каждый элемент дерева и выходе из него. В непосредственного отображения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 команды входа/выхода для отложенного разрешения</text:p>
      <text:h text:style-name="Heading_20_2" text:outline-level="2">Зависимости между ссылками</text:h>
      <text:p text:style-name="Text_20_body">Разрешение ссылок может зависеть не только от области видимости, но и от значений других ссылок [x?].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ссылки, требующие разрешения, поскольку непосредственное отображение – процедура механическая. Однако такие ссылки могут зависеть от любых других ссылок: ссылки, требующие разрешения, могут просто участвовать вычислении значения (левый операнд операции «.»), а вычисление ссылок при прямом отображении может привести к созданию новых объектов, находящихся в поддереве текущей вершины.</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Heading_20_1" text:outline-level="1"><text:reference-mark text:name="Моделирование семантического анализатора"/>Моделирование семантического анализатора</text:h>
      <text:p text:style-name="Text_20_body">В предыдущей главе мы описали процесс семантического анализа, представив его в виде деятельности трех модулей. Теперь мы определим способ описания отображения между метамоделью AST и целевой метамоделью, позволяющий нам в дальнейшем автоматически построить анализатор.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Модель отображения между <text:span text:style-name="T1">AST</text:span> и целевой метамоделью</text:h>
      <text:p text:style-name="Text_20_body">В данном разделе мы опишем метамодель, экземпляры которой описывают отображение между метамоделью AST и целевой метамоделью доменного языка. Такая модель отображения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text:p>
      <text:p text:style-name="Text_20_body">Ниже приводится описание свойств каждого из таких элементов.</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требует ли ссылка разрешения, необходимо хранить дополнительное поле в элементе, отвечающем за сопоставление ссылок. Это поле может принимать одно из трех значений: </text:p>
      <text:list text:style-name="L1">
        <text:list-item>
          <text:p text:style-name="P3">NONE – нет преобразования, значение копируется без изменений;</text:p>
        </text:list-item>
        <text:list-item>
          <text:p text:style-name="P3">MAPPED – отображение, ссылка не требует разрешения;</text:p>
        </text:list-item>
        <text:list-item>
          <text:p text:style-name="P3">TRANSLATED – ссылка требует разрешения.</text:p>
        </text:list-item>
      </text:list>
      <text:p text:style-name="Text_20_body">Такой простой модели достаточно для того, чтобы описать практически любой язык (его семантический анализатор).</text:p>
      <text:p text:style-name="Text_20_body">Однако, поскольку модель проста, описание языка выглядит весьма громоздко, и создавать его вручную крайне утомительно.</text:p>
      <text:h text:style-name="Heading_20_2" text:outline-level="2">Язык трансформации метамоделей</text:h>
      <text:p text:style-name="Text_20_body">Для упрощения создания моделей соответствия между AST и целевой метамоделью, мы предлагаем использовать описанный в данном разделе язык. Этот язык не только позволяет описывать отображение между моделями, но и избавляет разработчика от создания метамодели AST вручную.</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Под «корневым классом метамодели» понимается класс, экземпляр которого является корневым (в смысле дерева агрегации) объектом модели, описываемой данной метамоделью. Например, в случае языка <text:span text:style-name="T1">Java</text:span> корневым классом целевой метамодели будет класс <text:span text:style-name="T1">Package</text:span>, поскольку все классы и пакеты содержатся в некотором пакете.</text:p>
      <text:p text:style-name="Text_20_body">Корневой класс <text:span text:style-name="T1">AST</text:span>, как правило, не может быть указан явно, поскольку он будет построен только после выполнения трансформации. Поэтому этот класс указывается неявным описанием.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прототипу) по умолчанию сопоставляется класс метамодели <text:span text:style-name="T1">AST</text:span> (образ),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Нетранслируемые 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пропущен). В этом случае ему не будет сопоставлен образ в метамодели <text:span text:style-name="T1">AST</text:span>. Также могут быть исключены все подклассы данного класса (и сам класс).</text:p>
      <text:p text:style-name="Text_20_body">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ниже).</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6">Образ некоторого класса.</text:p>
        </text:list-item>
        <text:list-item>
          <text:p text:style-name="P6">Чисто синтаксический класс, созданный некоторой командой внутри данной трансформации.</text:p>
        </text:list-item>
        <text:list-item>
          <text:p text:style-name="P6">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отображение между этими метамоделями. Выполняя трансформацию, интерпретатор ASTrans формирует модель отображения по описанным ниже правилам, после чего, имея такую модель, можно сгенерировать код семантического анализатора.</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способ разрешения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 м тип ссылки не транслировался, выбирается значение MAPPED.</text:p>
      <text:p text:style-name="Text_20_body">В остальных случаях выбирается значение NONE.</text:p>
      <text:p text:style-name="Standard"/>
      <text:h text:style-name="Heading_20_1" text:outline-level="1">Генерация кода</text:h>
      <text:p text:style-name="Text_20_body"><text:span text:style-name="T4">Располагая моделью отображения, описанной в главе </text:span><text:span text:style-name="T4"><text:reference-ref text:reference-format="chapter" text:ref-name="Моделирование семантического анализатора">3</text:reference-ref></text:span><text:span text:style-name="T4">, можно автоматически построить модули, описанные в разделе </text:span><text:span text:style-name="T4"><text:reference-ref text:reference-format="chapter" text:ref-name="2.2">2.2</text:reference-ref></text:span><text:span text:style-name="T4">, причем непосредственное отображение (см. </text:span><text:span text:style-name="T4"><text:reference-ref text:reference-format="chapter" text:ref-name="Непосредственное отображение">2.2.1</text:reference-ref></text:span><text:span text:style-name="T4">) может быть реализовано автоматически.</text:span></text:p>
      <text:p text:style-name="Text_20_body"><text:span text:style-name="T4">В данной главе мы опишем архитектуру самого генератора и генерируемых анализаторов.</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анализатор и собственно генерация кода по этой модели.</text:p>
      <text:p text:style-name="Text_20_body">Модель анализатора содержит практически всю информацию, необходимую для порождения кода и может быть построена автоматически по модели соответствия между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является моделью. В ряде случаев, когда достаточно поведения по умолчанию, дополнительная информация не требуется.</text:p>
      <text:p text:style-name="Text_20_body"><text:span text:style-name="T4">-- картинка</text:span></text:p>
      <text:h text:style-name="Heading_20_2" text:outline-level="2">Модель семантического анализатора</text:h>
      <text:p text:style-name="Text_20_body">Как уже было сказано выше (см. <text:span text:style-name="T4"><text:reference-ref text:reference-format="chapter" text:ref-name="2.2">2.2</text:reference-ref></text:span>), семантический анализатор состоит из трех модулей: непосредственного отображения, разрешения ссылок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Frank Budinsky, David Steinberg, Ed Merks, Ray Ellersick, Timothy J. Grose." text:publisher="Addison Wesley Professional" text:title="Eclipse Modeling Framework" text:year="2003" text:isbn="978-0-13-142542-2">[1]</text:bibliography-mark>). Детали метамодели, связанные с хранением этой информации не представляют интереса, и мы не будем их здесь описывать, а сосредоточимся на аспектах метамодели,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2">
        <text:list-item>
          <text:p text:style-name="P17">name – имя класса, реализующего непосредственное отображение;</text:p>
        </text:list-item>
        <text:list-item>
          <text:p text:style-name="P17">mappingRules – правила отображения;</text:p>
        </text:list-item>
        <text:list-item>
          <text:p text:style-name="P17">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3">
        <text:list-item>
          <text:p text:style-name="P20">name – имя правила;</text:p>
        </text:list-item>
        <text:list-item>
          <text:p text:style-name="P20">parameter – тип и имя параметра правила, то есть отображаемой вершины AST;</text:p>
        </text:list-item>
        <text:list-item>
          <text:p text:style-name="P20">result – тип и имя результата преобразования, результирующий объект создается при входе в тело правила;</text:p>
        </text:list-item>
        <text:list-item>
          <text:p text:style-name="P20">scopeInformationStatements – указание на то, что необходимо оповещать модуль разрешения ссылок о входе в данное правило и выходе из него;</text:p>
        </text:list-item>
        <text:list-item>
          <text:p text:style-name="P20">assignAttributeStatements – присваивания значений атрибутов параметра атрибутам результата;</text:p>
        </text:list-item>
        <text:list-item>
          <text:p text:style-name="P20">assignReferenceStatements – присваивания ссылок: с разрешением или без, если требуется разрешение, то указывается, отложенное оно или нет.</text:p>
        </text:list-item>
        <text:list-item>
          <text:p text:style-name="P20">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семантического анализатора</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4">
        <text:list-item>
          <text:p text:style-name="P27">ссылку на описываемый класс целевой метамодели;</text:p>
        </text:list-item>
        <text:list-item>
          <text:p text:style-name="P27">флаг, говорящий о том, требуется ли сообщать модулю разрешения ссылок о входе в объекты образа этого класса и выходе из них;</text:p>
        </text:list-item>
        <text:list-item>
          <text:p text:style-name="P27">список описаний ссылок.</text:p>
        </text:list-item>
      </text:list>
      <text:p text:style-name="Text_20_body">Каждое описание ссылки хранит список ссылок, от которых зависит данная ссылка.</text:p>
      <text:p text:style-name="Standard"/>
      <text:h text:style-name="Heading_20_2" text:outline-level="2">Построение модели анализатора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5">
        <text:list-item>
          <text:p text:style-name="P30">MAPPED – присваивание результата прямого отображения;</text:p>
        </text:list-item>
        <text:list-item>
          <text:p text:style-name="P30">TRANSLATED – присваивание результата разрешения (отложенное или нет – выбирается в соответствии с дополнительной информацией);</text:p>
        </text:list-item>
        <text:list-item>
          <text:p text:style-name="P30">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p text:style-name="Text_20_body"/>
      <text:h text:style-name="Heading_20_1" text:outline-level="1">Заключение</text:h>
      <text:bibliography text:style-name="Sect1" text:protected="true" text:name="Библиография1">
        <text:bibliography-source>
          <text:index-title-template text:style-name="Heading_20_1">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Библиография1_Head">
            <text:h text:style-name="Heading_20_1" text:outline-level="1">Литература</text:h>
          </text:index-title>
          <text:p text:style-name="P36">1: Frank Budinsky, David Steinberg, Ed Merks, Ray Ellersick, Timothy J. Grose., Eclipse Modeling Framework, 2003</text:p>
          <text:p text:style-name="P36">2: Gamma E., Helm R., Johnson R., Vlissides J., Design Patterns: Elements of Reusable Object-Oriented Software, 1995</text:p>
        </text:index-body>
      </text:bibliography>
      <text:h text:style-name="Heading_20_1" text:outline-level="1">Приложение. Использованные метамодели</text:h>
      <text:h text:style-name="Heading_20_2" text:outline-level="2">Метамодель соответствия</text:h>
      <text:h text:style-name="Heading_20_2" text:outline-level="2">Целевая метамодель языка ASTrans</text:h>
      <text:h text:style-name="Heading_20_2" text:outline-level="2">Метамодель семантического анализатора</text:h>
      <text:h text:style-name="Heading_20_2" text:outline-level="2">Метамодель дополнительного описания анализатора</text:h>
      <text:h text:style-name="Heading_20_1" text:outline-level="1">Приложение. Пример использования предложенных методов для языка ASTrans</text:h>
      <text:h text:style-name="Heading_20_2" text:outline-level="2">Целевая метамодель для языка ASTrans</text:h>
      <text:h text:style-name="Heading_20_2" text:outline-level="2">Трансформация в AS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 fo:font-size="10pt" fo:language="en" fo:country="US" style:font-size-asian="10pt" style:font-name-complex="Courier New"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chapnum">
      <text:list-level-style-number text:level="1" text:style-name="Numbering_20_Symbols" style:num-prefix="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5-28T21:20:02</dc:date>
    <dc:language>ru-RU</dc:language>
    <meta:editing-cycles>477</meta:editing-cycles>
    <meta:editing-duration>P1DT12H10M4S</meta:editing-duration>
    <meta:user-defined meta:name="Info 1"/>
    <meta:user-defined meta:name="Info 2"/>
    <meta:user-defined meta:name="Info 3"/>
    <meta:user-defined meta:name="Info 4"/>
    <meta:document-statistic meta:table-count="0" meta:image-count="0" meta:object-count="0" meta:page-count="18" meta:paragraph-count="236" meta:word-count="3675" meta:character-count="28462"/>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